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1.0091in"/>
    </style:style>
    <style:style style:name="co4" style:family="table-column">
      <style:table-column-properties fo:break-before="auto" style:column-width="0.5925in"/>
    </style:style>
    <style:style style:name="co5" style:family="table-column">
      <style:table-column-properties fo:break-before="auto" style:column-width="5.6602in"/>
    </style:style>
    <style:style style:name="co6" style:family="table-column">
      <style:table-column-properties fo:break-before="auto" style:column-width="1.601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(All 0805)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FPGA Flash ~CS pullup</text:p>
          </table:table-cell>
          <table:table-cell office:value-type="string" calcext:value-type="string">
            <text:p>Compared to schem.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egative means freed 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Common pullup for DAC SYNC_T, SYNC and BLANK (2.2k used in datasheet)</text:p>
          </table:table-cell>
          <table:table-cell office:value-type="string" calcext:value-type="string">
            <text:p>Positive means used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501, R50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DC1</text:p>
          </table:table-cell>
          <table:table-cell office:value-type="string" calcext:value-type="string">
            <text:p>ADC1’s DDC slave MCU end pullups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3, R504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DC2</text:p>
          </table:table-cell>
          <table:table-cell office:value-type="string" calcext:value-type="string">
            <text:p>ADC2’s DDC slave MCU end pullups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, R39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DC2</text:p>
          </table:table-cell>
          <table:table-cell office:value-type="string" calcext:value-type="string">
            <text:p>ADC2’s DDC level shifter low s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2, R3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DC1</text:p>
          </table:table-cell>
          <table:table-cell office:value-type="string" calcext:value-type="string">
            <text:p>ADC1’s DDC level shifter low s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0, R4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DC2</text:p>
          </table:table-cell>
          <table:table-cell office:value-type="string" calcext:value-type="string">
            <text:p>ADC2’s DDC level shifter high sid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3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DC1</text:p>
          </table:table-cell>
          <table:table-cell office:value-type="string" calcext:value-type="string">
            <text:p>ADC1’s DDC level shifter high sid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 R1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VGA out DDC level switcher low s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, R1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VGA out DDC level switcher high sid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505, R50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I2C1 MCU end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, R24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ADC2 I2C pullups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, R2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ADC2 address choice pull up/down (2.2k recommended), <text:span text:style-name="T1">We only need one of them</text:span>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, R29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ADC1 I2C pulluips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0, R3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ADC1 address choice pull up/down (2.2k recommended), <text:span text:style-name="T1">We only need one of them</text:span>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16, R17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>1k</text:p>
          </table:table-cell>
          <table:table-cell/>
          <table:table-cell office:value-type="string" calcext:value-type="string">
            <text:p>VGA out 1.8V → 5V H/VSYNC high s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6, R37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DC1 5V → 3.3V H/VSYNC high side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R42, R4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DC2 5V → 3.3V H/VSYNC high side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R18, R20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>1k</text:p>
          </table:table-cell>
          <table:table-cell/>
          <table:table-cell office:value-type="string" calcext:value-type="string">
            <text:p>ADC1 5V → 3.3V H/VSYNC low si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, R21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>1k</text:p>
          </table:table-cell>
          <table:table-cell/>
          <table:table-cell office:value-type="string" calcext:value-type="string">
            <text:p>ADC2 5V → 3.3V H/VSYNC low side</text:p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529, R530, R531, R53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Keypad row shorting protection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Extras bought per PC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Left over</text:p>
          </table:table-cell>
          <table:table-cell/>
          <table:table-cell table:formula="of:=[.I35]-SUM([.I2:.I33])" office:value-type="float" office:value="0" calcext:value-type="float">
            <text:p>0</text:p>
          </table:table-cell>
          <table:table-cell table:formula="of:=[.J35]-SUM([.J2:.J33])" office:value-type="float" office:value="0" calcext:value-type="float">
            <text:p>0</text:p>
          </table:table-cell>
          <table:table-cell table:formula="of:=[.K35]-SUM([.K2:.K33])" office:value-type="float" office:value="0" calcext:value-type="float">
            <text:p>0</text:p>
          </table:table-cell>
          <table:table-cell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8:30:00.576648067</meta:creation-date>
    <dc:date>2022-10-22T18:56:18.899288535</dc:date>
    <meta:editing-duration>PT11H17M4S</meta:editing-duration>
    <meta:editing-cycles>9</meta:editing-cycles>
    <meta:generator>LibreOffice/7.4.1.2$Linux_X86_64 LibreOffice_project/40$Build-2</meta:generator>
    <meta:document-statistic meta:table-count="1" meta:cell-count="163" meta:object-count="0"/>
  </office:meta>
</office:document-meta>
</file>